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83cm"/>
    </style:style>
    <style:style style:name="co2" style:family="table-column">
      <style:table-column-properties fo:break-before="auto" style:column-width="1.998cm"/>
    </style:style>
    <style:style style:name="co3" style:family="table-column">
      <style:table-column-properties fo:break-before="auto" style:column-width="3.648cm"/>
    </style:style>
    <style:style style:name="co4" style:family="table-column">
      <style:table-column-properties fo:break-before="auto" style:column-width="1.669cm"/>
    </style:style>
    <style:style style:name="co5" style:family="table-column">
      <style:table-column-properties fo:break-before="auto" style:column-width="3.207cm"/>
    </style:style>
    <style:style style:name="co6" style:family="table-column">
      <style:table-column-properties fo:break-before="auto" style:column-width="3.143cm"/>
    </style:style>
    <style:style style:name="co7" style:family="table-column">
      <style:table-column-properties fo:break-before="auto" style:column-width="1.692cm"/>
    </style:style>
    <style:style style:name="co8" style:family="table-column">
      <style:table-column-properties fo:break-before="auto" style:column-width="1.757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6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default-cell-style-name="ce2"/>
        <table:table-column table:style-name="co4" table:default-cell-style-name="ce7"/>
        <table:table-column table:style-name="co5" table:default-cell-style-name="ce2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5" table:default-cell-style-name="Default"/>
        <table:table-column table:style-name="co9" table:number-columns-repeated="247" table:default-cell-style-name="ce2"/>
        <table:table-row table:style-name="ro1">
          <table:table-cell table:style-name="ce1"/>
          <table:table-cell table:style-name="ce4"/>
          <table:table-cell table:style-name="ce1" table:number-columns-repeated="6"/>
          <table:table-cell/>
          <table:table-cell table:style-name="ce1" table:number-columns-repeated="247"/>
        </table:table-row>
        <table:table-row table:style-name="ro1">
          <table:table-cell table:style-name="ce1" office:value-type="string">
            <text:p>Funambol 6.5.11</text:p>
          </table:table-cell>
          <table:table-cell table:style-name="ce4" office:value-type="string">
            <text:p>2007-11-30</text:p>
          </table:table-cell>
          <table:table-cell table:style-name="ce1" table:number-columns-repeated="6"/>
          <table:table-cell/>
          <table:table-cell table:style-name="ce1" table:number-columns-repeated="247"/>
        </table:table-row>
        <table:table-row table:style-name="ro1">
          <table:table-cell table:style-name="ce1"/>
          <table:table-cell table:style-name="ce4"/>
          <table:table-cell table:style-name="ce1" table:number-columns-repeated="6"/>
          <table:table-cell/>
          <table:table-cell table:style-name="ce1" table:number-columns-repeated="247"/>
        </table:table-row>
        <table:table-row table:style-name="ro2">
          <table:table-cell table:style-name="ce1" office:value-type="string">
            <text:p>Component</text:p>
          </table:table-cell>
          <table:table-cell table:style-name="ce4" office:value-type="string">
            <text:p>Version</text:p>
          </table:table-cell>
          <table:table-cell table:style-name="ce1" office:value-type="string">
            <text:p>Tag</text:p>
          </table:table-cell>
          <table:table-cell table:style-name="ce6" office:value-type="string">
            <text:p>Changed ?</text:p>
          </table:table-cell>
          <table:table-cell table:style-name="ce1" office:value-type="string">
            <text:p>Tagged</text:p>
          </table:table-cell>
          <table:table-cell table:style-name="ce6" office:value-type="string">
            <text:p>Note</text:p>
          </table:table-cell>
          <table:table-cell table:style-name="ce6" office:value-type="string">
            <text:p>CAKE tag ?</text:p>
          </table:table-cell>
          <table:table-cell table:style-name="ce1" office:value-type="string">
            <text:p>Maven ?</text:p>
          </table:table-cell>
          <table:table-cell/>
          <table:table-cell table:style-name="ce1" table:number-columns-repeated="247"/>
        </table:table-row>
        <table:table-row table:style-name="ro1">
          <table:table-cell office:value-type="string">
            <text:p>Admin tool</text:p>
          </table:table-cell>
          <table:table-cell office:value-type="string">
            <text:p>6.5.11</text:p>
          </table:table-cell>
          <table:table-cell office:value-type="string">
            <text:p>r_admin_x_y_z</text:p>
          </table:table-cell>
          <table:table-cell office:value-type="string">
            <text:p>yes</text:p>
          </table:table-cell>
          <table:table-cell table:style-name="ce7" office:value-type="string">
            <text:p>ye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client-api</text:p>
          </table:table-cell>
          <table:table-cell table:number-columns-repeated="255"/>
        </table:table-row>
        <table:table-row table:style-name="ro1">
          <table:table-cell office:value-type="string">
            <text:p>J2SE Api</text:p>
          </table:table-cell>
          <table:table-cell office:value-type="string">
            <text:p>6.5.6</text:p>
          </table:table-cell>
          <table:table-cell office:value-type="string">
            <text:p>r_j2seapi_x_y_z</text:p>
          </table:table-cell>
          <table:table-cell office:value-type="string">
            <text:p>yes</text:p>
          </table:table-cell>
          <table:table-cell table:style-name="ce7" office:value-type="string">
            <text:p>ye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clients</text:p>
          </table:table-cell>
          <table:table-cell table:number-columns-repeated="255"/>
        </table:table-row>
        <table:table-row table:style-name="ro1">
          <table:table-cell office:value-type="string">
            <text:p>iPod Plug-in</text:p>
          </table:table-cell>
          <table:table-cell office:value-type="string">
            <text:p>6.5.7</text:p>
          </table:table-cell>
          <table:table-cell office:value-type="string">
            <text:p>r_ipod_x_y_z</text:p>
          </table:table-cell>
          <table:table-cell office:value-type="string">
            <text:p>yes</text:p>
          </table:table-cell>
          <table:table-cell table:style-name="ce7" office:value-type="string">
            <text:p>ye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48"/>
        </table:table-row>
        <table:table-row table:style-name="ro1">
          <table:table-cell office:value-type="string">
            <text:p>Java Demo Client</text:p>
          </table:table-cell>
          <table:table-cell office:value-type="string">
            <text:p>6.5.7</text:p>
          </table:table-cell>
          <table:table-cell office:value-type="string">
            <text:p>r_javademo_x_y_z</text:p>
          </table:table-cell>
          <table:table-cell office:value-type="string">
            <text:p>yes</text:p>
          </table:table-cell>
          <table:table-cell table:style-name="ce7" office:value-type="string">
            <text:p>ye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common</text:p>
          </table:table-cell>
          <table:table-cell table:number-columns-repeated="255"/>
        </table:table-row>
        <table:table-row table:style-name="ro1">
          <table:table-cell office:value-type="string">
            <text:p>Testing Tool</text:p>
          </table:table-cell>
          <table:table-cell office:value-type="string">
            <text:p>1.0.4</text:p>
          </table:table-cell>
          <table:table-cell office:value-type="string">
            <text:p>r_testingtool_x_y_z</text:p>
          </table:table-cell>
          <table:table-cell office:value-type="string">
            <text:p>yes</text:p>
          </table:table-cell>
          <table:table-cell table:style-name="ce7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48"/>
        </table:table-row>
        <table:table-row table:style-name="ro1">
          <table:table-cell office:value-type="string">
            <text:p>Cluster Framework</text:p>
          </table:table-cell>
          <table:table-cell office:value-type="string">
            <text:p>6.5.3</text:p>
          </table:table-cell>
          <table:table-cell office:value-type="string">
            <text:p>r_clusterframework_x_y_z</text:p>
          </table:table-cell>
          <table:table-cell office:value-type="string">
            <text:p>yes</text:p>
          </table:table-cell>
          <table:table-cell table:style-name="ce7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48"/>
        </table:table-row>
        <table:table-row table:style-name="ro1">
          <table:table-cell office:value-type="string">
            <text:p>Core Framework</text:p>
          </table:table-cell>
          <table:table-cell office:value-type="string">
            <text:p>6.5.4</text:p>
          </table:table-cell>
          <table:table-cell office:value-type="string">
            <text:p>r_coreframework_x_y_z</text:p>
          </table:table-cell>
          <table:table-cell office:value-type="string">
            <text:p>yes</text:p>
          </table:table-cell>
          <table:table-cell table:style-name="ce7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48"/>
        </table:table-row>
        <table:table-row table:style-name="ro1">
          <table:table-cell office:value-type="string">
            <text:p>Ext</text:p>
          </table:table-cell>
          <table:table-cell office:value-type="string">
            <text:p>6.5.2</text:p>
          </table:table-cell>
          <table:table-cell office:value-type="string">
            <text:p>r_ext_x_y_z</text:p>
          </table:table-cell>
          <table:table-cell office:value-type="string">
            <text:p>no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48"/>
        </table:table-row>
        <table:table-row table:style-name="ro1">
          <table:table-cell office:value-type="string">
            <text:p>PIM Framework</text:p>
          </table:table-cell>
          <table:table-cell office:value-type="string">
            <text:p>6.5.6</text:p>
          </table:table-cell>
          <table:table-cell office:value-type="string">
            <text:p>r_pimframework_x_y_z</text:p>
          </table:table-cell>
          <table:table-cell office:value-type="string">
            <text:p>yes</text:p>
          </table:table-cell>
          <table:table-cell table:style-name="ce7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48"/>
        </table:table-row>
        <table:table-row table:style-name="ro1">
          <table:table-cell office:value-type="string">
            <text:p>Push Framework/listener</text:p>
          </table:table-cell>
          <table:table-cell office:value-type="string">
            <text:p>6.5.8</text:p>
          </table:table-cell>
          <table:table-cell office:value-type="string">
            <text:p>r_pushframework_x_y_z</text:p>
          </table:table-cell>
          <table:table-cell office:value-type="string">
            <text:p>yes</text:p>
          </table:table-cell>
          <table:table-cell table:style-name="ce7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48"/>
        </table:table-row>
        <table:table-row table:style-name="ro1">
          <table:table-cell office:value-type="string">
            <text:p>Server Framework</text:p>
          </table:table-cell>
          <table:table-cell office:value-type="string">
            <text:p>6.5.7</text:p>
          </table:table-cell>
          <table:table-cell office:value-type="string">
            <text:p>r_serverframework_x_y_z</text:p>
          </table:table-cell>
          <table:table-cell office:value-type="string">
            <text:p>yes</text:p>
          </table:table-cell>
          <table:table-cell table:style-name="ce7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ctp</text:p>
          </table:table-cell>
          <table:table-cell table:number-columns-repeated="255"/>
        </table:table-row>
        <table:table-row table:style-name="ro1">
          <table:table-cell office:value-type="string">
            <text:p>CTP</text:p>
          </table:table-cell>
          <table:table-cell office:value-type="string">
            <text:p>6.5</text:p>
          </table:table-cell>
          <table:table-cell office:value-type="string">
            <text:p>r_ctp_x_y_z</text:p>
          </table:table-cell>
          <table:table-cell office:value-type="string">
            <text:p>no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48"/>
        </table:table-row>
        <table:table-row table:style-name="ro1">
          <table:table-cell office:value-type="string">
            <text:p>CTP Client Driver</text:p>
          </table:table-cell>
          <table:table-cell office:value-type="string">
            <text:p>6.5.3</text:p>
          </table:table-cell>
          <table:table-cell office:value-type="string">
            <text:p>r_ctpclientdriver_x_y_z</text:p>
          </table:table-cell>
          <table:table-cell office:value-type="string">
            <text:p>yes</text:p>
          </table:table-cell>
          <table:table-cell table:style-name="ce7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48"/>
        </table:table-row>
        <table:table-row table:style-name="ro1">
          <table:table-cell office:value-type="string">
            <text:p>CTP Core</text:p>
          </table:table-cell>
          <table:table-cell office:value-type="string">
            <text:p>6.5.3</text:p>
          </table:table-cell>
          <table:table-cell office:value-type="string">
            <text:p>r_ctpcore_x_y_z</text:p>
          </table:table-cell>
          <table:table-cell office:value-type="string">
            <text:p>yes</text:p>
          </table:table-cell>
          <table:table-cell table:style-name="ce7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48"/>
        </table:table-row>
        <table:table-row table:style-name="ro1">
          <table:table-cell office:value-type="string">
            <text:p>CTP Mina Codec</text:p>
          </table:table-cell>
          <table:table-cell office:value-type="string">
            <text:p>6.5.2</text:p>
          </table:table-cell>
          <table:table-cell office:value-type="string">
            <text:p>r_ctpminacodec_x_y_z</text:p>
          </table:table-cell>
          <table:table-cell office:value-type="string">
            <text:p>yes</text:p>
          </table:table-cell>
          <table:table-cell table:style-name="ce7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48"/>
        </table:table-row>
        <table:table-row table:style-name="ro1">
          <table:table-cell office:value-type="string">
            <text:p>CTP Multi Client Driver</text:p>
          </table:table-cell>
          <table:table-cell office:value-type="string">
            <text:p>6.5.2</text:p>
          </table:table-cell>
          <table:table-cell office:value-type="string">
            <text:p>r_ctpmulticlientdriver_x_y_z</text:p>
          </table:table-cell>
          <table:table-cell office:value-type="string">
            <text:p>yes</text:p>
          </table:table-cell>
          <table:table-cell table:style-name="ce7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48"/>
        </table:table-row>
        <table:table-row table:style-name="ro1">
          <table:table-cell office:value-type="string">
            <text:p>CTP Sender Driver</text:p>
          </table:table-cell>
          <table:table-cell office:value-type="string">
            <text:p>6.5.6</text:p>
          </table:table-cell>
          <table:table-cell office:value-type="string">
            <text:p>r_ctpsenderdriver_x_y_z</text:p>
          </table:table-cell>
          <table:table-cell office:value-type="string">
            <text:p>yes</text:p>
          </table:table-cell>
          <table:table-cell table:style-name="ce7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48"/>
        </table:table-row>
        <table:table-row table:style-name="ro1">
          <table:table-cell office:value-type="string">
            <text:p>CTP Server</text:p>
          </table:table-cell>
          <table:table-cell office:value-type="string">
            <text:p>6.5.7</text:p>
          </table:table-cell>
          <table:table-cell office:value-type="string">
            <text:p>r_ctpserver_x_y_z</text:p>
          </table:table-cell>
          <table:table-cell office:value-type="string">
            <text:p>yes</text:p>
          </table:table-cell>
          <table:table-cell table:style-name="ce7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s</text:p>
          </table:table-cell>
          <table:table-cell office:value-type="string">
            <text:p>6.5.7</text:p>
          </table:table-cell>
          <table:table-cell office:value-type="string">
            <text:p>r_dsserverdocs_x_y_z</text:p>
          </table:table-cell>
          <table:table-cell office:value-type="string">
            <text:p>yes</text:p>
          </table:table-cell>
          <table:table-cell table:style-name="ce7" office:value-type="string">
            <text:p>ye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48"/>
        </table:table-row>
        <table:table-row table:style-name="ro1">
          <table:table-cell office:value-type="string">
            <text:p>DS Server</text:p>
          </table:table-cell>
          <table:table-cell office:value-type="string">
            <text:p>6.5.11</text:p>
          </table:table-cell>
          <table:table-cell office:value-type="string">
            <text:p>r_ds_x_y_z</text:p>
          </table:table-cell>
          <table:table-cell office:value-type="string">
            <text:p>yes</text:p>
          </table:table-cell>
          <table:table-cell table:style-name="ce7" office:value-type="string">
            <text:p>yes</text:p>
          </table:table-cell>
          <table:table-cell table:number-columns-repeated="2"/>
          <table:table-cell office:value-type="string">
            <text:p>yes*</text:p>
          </table:table-cell>
          <table:table-cell table:number-columns-repeated="248"/>
        </table:table-row>
        <table:table-row table:style-name="ro1">
          <table:table-cell office:value-type="string">
            <text:p>Forge</text:p>
          </table:table-cell>
          <table:table-cell office:value-type="string">
            <text:p>6.5.11</text:p>
          </table:table-cell>
          <table:table-cell office:value-type="string">
            <text:p>r_forge_x_y_z</text:p>
          </table:table-cell>
          <table:table-cell office:value-type="string">
            <text:p>yes</text:p>
          </table:table-cell>
          <table:table-cell table:style-name="ce7" office:value-type="string">
            <text:p>ye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modules</text:p>
          </table:table-cell>
          <table:table-cell table:number-columns-repeated="255"/>
        </table:table-row>
        <table:table-row table:style-name="ro1">
          <table:table-cell office:value-type="string">
            <text:p>Dummy</text:p>
          </table:table-cell>
          <table:table-cell office:value-type="string">
            <text:p>6.5.6</text:p>
          </table:table-cell>
          <table:table-cell office:value-type="string">
            <text:p>r_dummyconnector_x_y_z</text:p>
          </table:table-cell>
          <table:table-cell office:value-type="string">
            <text:p>yes</text:p>
          </table:table-cell>
          <table:table-cell table:style-name="ce7" office:value-type="string">
            <text:p>ye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48"/>
        </table:table-row>
        <table:table-row table:style-name="ro1">
          <table:table-cell office:value-type="string">
            <text:p>Email connector</text:p>
          </table:table-cell>
          <table:table-cell office:value-type="string">
            <text:p>6.5.9</text:p>
          </table:table-cell>
          <table:table-cell office:value-type="string">
            <text:p>r_emailconnector_x_y_z</text:p>
          </table:table-cell>
          <table:table-cell office:value-type="string">
            <text:p>yes</text:p>
          </table:table-cell>
          <table:table-cell table:style-name="ce7" office:value-type="string">
            <text:p>yes</text:p>
          </table:table-cell>
          <table:table-cell table:number-columns-repeated="2"/>
          <table:table-cell office:value-type="string">
            <text:p>yes*</text:p>
          </table:table-cell>
          <table:table-cell table:number-columns-repeated="248"/>
        </table:table-row>
        <table:table-row table:style-name="ro1">
          <table:table-cell office:value-type="string">
            <text:p>Foundation connector</text:p>
          </table:table-cell>
          <table:table-cell office:value-type="string">
            <text:p>6.5.9</text:p>
          </table:table-cell>
          <table:table-cell office:value-type="string">
            <text:p>r_foundation_x_y_z</text:p>
          </table:table-cell>
          <table:table-cell office:value-type="string">
            <text:p>yes</text:p>
          </table:table-cell>
          <table:table-cell table:style-name="ce7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48"/>
        </table:table-row>
        <table:table-row table:style-name="ro1">
          <table:table-cell office:value-type="string">
            <text:p>Phones support</text:p>
          </table:table-cell>
          <table:table-cell office:value-type="string">
            <text:p>6.5.5</text:p>
          </table:table-cell>
          <table:table-cell office:value-type="string">
            <text:p>r_phonessupport_x_y_z</text:p>
          </table:table-cell>
          <table:table-cell office:value-type="string">
            <text:p>yes</text:p>
          </table:table-cell>
          <table:table-cell table:style-name="ce7" office:value-type="string">
            <text:p>ye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48"/>
        </table:table-row>
        <table:table-row table:style-name="ro1">
          <table:table-cell office:value-type="string">
            <text:p>PIM Listener</text:p>
          </table:table-cell>
          <table:table-cell office:value-type="string">
            <text:p>6.5.8</text:p>
          </table:table-cell>
          <table:table-cell office:value-type="string">
            <text:p>r_pimlistener_x_y_z</text:p>
          </table:table-cell>
          <table:table-cell office:value-type="string">
            <text:p>yes</text:p>
          </table:table-cell>
          <table:table-cell table:style-name="ce7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48"/>
        </table:table-row>
        <table:table-row table:style-name="ro1">
          <table:table-cell office:value-type="string">
            <text:p>Web Demo</text:p>
          </table:table-cell>
          <table:table-cell office:value-type="string">
            <text:p>6.5.6</text:p>
          </table:table-cell>
          <table:table-cell office:value-type="string">
            <text:p>r_pimweb_x_y_z</text:p>
          </table:table-cell>
          <table:table-cell office:value-type="string">
            <text:p>yes</text:p>
          </table:table-cell>
          <table:table-cell table:style-name="ce7" office:value-type="string">
            <text:p>ye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48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*It is not a maven project but it must be deployed</text:p>
          </table:table-cell>
          <table:table-cell table:number-columns-repeated="255"/>
        </table:table-row>
        <table:table-row table:style-name="ro1" table:number-rows-repeated="6549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30">30/11/2007</text:date>, <text:time>18.34.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Stefano Nichele</meta:initial-creator>
    <meta:creation-date>2007-11-15T11:06:01</meta:creation-date>
    <dc:creator>Stefano Nichele</dc:creator>
    <dc:date>2007-11-30T18:34:14</dc:date>
    <meta:printed-by>Stefano Nichele</meta:printed-by>
    <meta:print-date>2007-11-21T15:40:49</meta:print-date>
    <meta:editing-cycles>20</meta:editing-cycles>
    <meta:editing-duration>P2DT2H45M0S</meta:editing-duration>
    <meta:user-defined meta:name="Info 1"/>
    <meta:user-defined meta:name="Info 2"/>
    <meta:user-defined meta:name="Info 3"/>
    <meta:user-defined meta:name="Info 4"/>
    <meta:document-statistic meta:table-count="3" meta:cell-count="176"/>
  </office:meta>
</office:document-meta>
</file>